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Footer">
      <style:text-properties officeooo:rsid="0040a25c" officeooo:paragraph-rsid="0040a25c"/>
    </style:style>
    <style:style style:name="P2" style:family="paragraph" style:parent-style-name="Standard">
      <style:paragraph-properties fo:line-height="150%" fo:text-align="justify" style:justify-single-word="false"/>
      <style:text-properties style:font-name="Times New Roman" officeooo:rsid="0019172d" officeooo:paragraph-rsid="0019172d"/>
    </style:style>
    <style:style style:name="P3" style:family="paragraph" style:parent-style-name="Standard">
      <style:paragraph-properties fo:line-height="150%" fo:text-align="justify" style:justify-single-word="false"/>
      <style:text-properties style:font-name="Times New Roman" officeooo:rsid="0019172d" officeooo:paragraph-rsid="003e4794"/>
    </style:style>
    <style:style style:name="P4" style:family="paragraph" style:parent-style-name="Standard">
      <style:paragraph-properties fo:line-height="150%" fo:text-align="justify" style:justify-single-word="false"/>
      <style:text-properties style:font-name="Times New Roman" officeooo:rsid="0019172d" officeooo:paragraph-rsid="0040a25c"/>
    </style:style>
    <style:style style:name="P5" style:family="paragraph" style:parent-style-name="Standard">
      <style:paragraph-properties fo:line-height="115%" fo:text-align="justify" style:justify-single-word="false"/>
      <style:text-properties style:font-name="Times New Roman" officeooo:rsid="0019172d" officeooo:paragraph-rsid="0019172d"/>
    </style:style>
    <style:style style:name="P6" style:family="paragraph" style:parent-style-name="Standard">
      <style:paragraph-properties fo:line-height="115%" fo:text-align="justify" style:justify-single-word="false"/>
      <style:text-properties style:font-name="Times New Roman" officeooo:rsid="0019172d" officeooo:paragraph-rsid="001ee467"/>
    </style:style>
    <style:style style:name="P7" style:family="paragraph" style:parent-style-name="Standard">
      <style:paragraph-properties fo:line-height="115%" fo:text-align="center" style:justify-single-word="false"/>
      <style:text-properties style:font-name="Times New Roman" officeooo:rsid="001c44cf" officeooo:paragraph-rsid="001c44cf"/>
    </style:style>
    <style:style style:name="P8" style:family="paragraph" style:parent-style-name="Standard">
      <style:paragraph-properties fo:line-height="115%" fo:text-align="justify" style:justify-single-word="false"/>
      <style:text-properties style:font-name="Times New Roman" officeooo:rsid="001c44cf" officeooo:paragraph-rsid="001c44cf"/>
    </style:style>
    <style:style style:name="P9" style:family="paragraph" style:parent-style-name="Standard">
      <style:paragraph-properties fo:line-height="115%" fo:text-align="justify" style:justify-single-word="false"/>
      <style:text-properties style:font-name="Times New Roman" officeooo:rsid="001c44cf" officeooo:paragraph-rsid="001d4e3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Times New Roman" officeooo:rsid="001c44cf" officeooo:paragraph-rsid="001ee467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 New Roman" officeooo:rsid="001d4e3d" officeooo:paragraph-rsid="001d4e3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Times New Roman" officeooo:rsid="001d4e3d" officeooo:paragraph-rsid="001ee467"/>
    </style:style>
    <style:style style:name="P13" style:family="paragraph" style:parent-style-name="Standard">
      <style:paragraph-properties fo:line-height="115%" fo:text-align="center" style:justify-single-word="false"/>
      <style:text-properties style:font-name="Times New Roman" officeooo:rsid="001d4e3d" officeooo:paragraph-rsid="001d4e3d"/>
    </style:style>
    <style:style style:name="P14" style:family="paragraph" style:parent-style-name="Standard">
      <style:paragraph-properties fo:line-height="115%" fo:text-align="center" style:justify-single-word="false"/>
      <style:text-properties style:font-name="Times New Roman" officeooo:rsid="001d4e3d" officeooo:paragraph-rsid="001ee467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Times New Roman" officeooo:rsid="001ee467" officeooo:paragraph-rsid="001ee467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Times New Roman" officeooo:rsid="001ee467" officeooo:paragraph-rsid="003e4794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Times New Roman" officeooo:rsid="001ee467" officeooo:paragraph-rsid="001ee467"/>
    </style:style>
    <style:style style:name="P18" style:family="paragraph" style:parent-style-name="Standard">
      <style:paragraph-properties fo:line-height="115%" fo:text-align="center" style:justify-single-word="false"/>
      <style:text-properties style:font-name="Times New Roman" officeooo:rsid="001ee467" officeooo:paragraph-rsid="003e4794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Times New Roman" officeooo:rsid="001f250d" officeooo:paragraph-rsid="001f250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Times New Roman" officeooo:rsid="00203eb6" officeooo:paragraph-rsid="003e4794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Times New Roman" officeooo:rsid="00203eb6" officeooo:paragraph-rsid="00203eb6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Times New Roman" officeooo:rsid="00203eb6" officeooo:paragraph-rsid="002197a3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Times New Roman" officeooo:rsid="00203eb6" officeooo:paragraph-rsid="00277e91"/>
    </style:style>
    <style:style style:name="P24" style:family="paragraph" style:parent-style-name="Standard">
      <style:paragraph-properties fo:line-height="115%" fo:text-align="center" style:justify-single-word="false"/>
      <style:text-properties style:font-name="Times New Roman" officeooo:rsid="00203eb6" officeooo:paragraph-rsid="003e4794"/>
    </style:style>
    <style:style style:name="P25" style:family="paragraph" style:parent-style-name="Standard">
      <style:paragraph-properties fo:line-height="115%" fo:text-align="center" style:justify-single-word="false"/>
      <style:text-properties style:font-name="Times New Roman" officeooo:rsid="00203eb6" officeooo:paragraph-rsid="00203eb6"/>
    </style:style>
    <style:style style:name="P26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28b8a2" officeooo:paragraph-rsid="0040a25c" style:font-weight-asian="bold" style:font-weight-complex="bold"/>
    </style:style>
    <style:style style:name="P27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2a52b1" officeooo:paragraph-rsid="002a52b1" style:font-weight-asian="bold" style:font-weight-complex="bold"/>
    </style:style>
    <style:style style:name="P28" style:family="paragraph" style:parent-style-name="Standard">
      <style:paragraph-properties fo:line-height="150%" fo:text-align="justify" style:justify-single-word="false"/>
      <style:text-properties style:font-name="Times New Roman" officeooo:rsid="0025a656" officeooo:paragraph-rsid="00277e91"/>
    </style:style>
    <style:style style:name="P29" style:family="paragraph" style:parent-style-name="Standard">
      <style:paragraph-properties fo:line-height="115%" fo:text-align="center" style:justify-single-word="false"/>
      <style:text-properties style:font-name="Times New Roman" officeooo:rsid="0025a656" officeooo:paragraph-rsid="0025a656"/>
    </style:style>
    <style:style style:name="P30" style:family="paragraph" style:parent-style-name="Standard">
      <style:paragraph-properties fo:line-height="115%" fo:text-align="center" style:justify-single-word="false"/>
      <style:text-properties style:font-name="Times New Roman" officeooo:rsid="0025a656" officeooo:paragraph-rsid="00277e91"/>
    </style:style>
    <style:style style:name="P31" style:family="paragraph" style:parent-style-name="Standard">
      <style:paragraph-properties fo:line-height="150%" fo:text-align="justify" style:justify-single-word="false"/>
      <style:text-properties style:font-name="Times New Roman" officeooo:rsid="00277e91" officeooo:paragraph-rsid="00277e91"/>
    </style:style>
    <style:style style:name="P32" style:family="paragraph" style:parent-style-name="Standard">
      <style:paragraph-properties fo:line-height="150%" fo:text-align="justify" style:justify-single-word="false"/>
      <style:text-properties style:font-name="Times New Roman" officeooo:rsid="0028b8a2" officeooo:paragraph-rsid="0040a25c"/>
    </style:style>
    <style:style style:name="P33" style:family="paragraph" style:parent-style-name="Standard">
      <style:paragraph-properties fo:line-height="150%" fo:text-align="justify" style:justify-single-word="false"/>
      <style:text-properties style:font-name="Times New Roman" officeooo:rsid="002a52b1" officeooo:paragraph-rsid="002a52b1"/>
    </style:style>
    <style:style style:name="P34" style:family="paragraph" style:parent-style-name="Standard">
      <style:paragraph-properties fo:line-height="150%" fo:text-align="justify" style:justify-single-word="false"/>
      <style:text-properties style:font-name="Times New Roman" officeooo:rsid="002c2a52" officeooo:paragraph-rsid="002df281"/>
    </style:style>
    <style:style style:name="P35" style:family="paragraph" style:parent-style-name="Standard">
      <style:paragraph-properties fo:line-height="150%" fo:text-align="justify" style:justify-single-word="false"/>
      <style:text-properties style:font-name="Times New Roman" officeooo:rsid="002c2a52" officeooo:paragraph-rsid="002fc839"/>
    </style:style>
    <style:style style:name="P36" style:family="paragraph" style:parent-style-name="Standard">
      <style:paragraph-properties fo:line-height="150%" fo:text-align="justify" style:justify-single-word="false"/>
      <style:text-properties style:font-name="Times New Roman" officeooo:rsid="002df281" officeooo:paragraph-rsid="002df281"/>
    </style:style>
    <style:style style:name="P37" style:family="paragraph" style:parent-style-name="Standard">
      <style:paragraph-properties fo:line-height="150%" fo:text-align="justify" style:justify-single-word="false"/>
      <style:text-properties style:font-name="Times New Roman" officeooo:rsid="002fc839" officeooo:paragraph-rsid="002fc839"/>
    </style:style>
    <style:style style:name="P38" style:family="paragraph" style:parent-style-name="Standard">
      <style:paragraph-properties fo:line-height="150%" fo:text-align="justify" style:justify-single-word="false"/>
      <style:text-properties style:font-name="Times New Roman" officeooo:rsid="003370c4" officeooo:paragraph-rsid="003370c4"/>
    </style:style>
    <style:style style:name="P39" style:family="paragraph" style:parent-style-name="Standard">
      <style:paragraph-properties fo:line-height="150%" fo:text-align="justify" style:justify-single-word="false"/>
      <style:text-properties style:font-name="Times New Roman" officeooo:rsid="0034a4a1" officeooo:paragraph-rsid="0034a4a1"/>
    </style:style>
    <style:style style:name="P40" style:family="paragraph" style:parent-style-name="Standard">
      <style:paragraph-properties fo:line-height="150%" fo:text-align="justify" style:justify-single-word="false"/>
      <style:text-properties style:font-name="Times New Roman" officeooo:rsid="0034a4a1" officeooo:paragraph-rsid="004a8f4c"/>
    </style:style>
    <style:style style:name="P41" style:family="paragraph" style:parent-style-name="Standard">
      <style:paragraph-properties fo:line-height="150%" fo:text-align="justify" style:justify-single-word="false"/>
      <style:text-properties style:font-name="Times New Roman" officeooo:rsid="003a5044" officeooo:paragraph-rsid="003a5044"/>
    </style:style>
    <style:style style:name="P42" style:family="paragraph" style:parent-style-name="Standard">
      <style:paragraph-properties fo:line-height="115%" fo:text-align="start" style:justify-single-word="false"/>
      <style:text-properties style:font-name="Times New Roman" officeooo:rsid="003e4794" officeooo:paragraph-rsid="003e4794"/>
    </style:style>
    <style:style style:name="P43" style:family="paragraph" style:parent-style-name="Standard">
      <style:paragraph-properties fo:line-height="150%" fo:text-align="justify" style:justify-single-word="false"/>
      <style:text-properties style:font-name="Times New Roman" officeooo:rsid="003e4794" officeooo:paragraph-rsid="003e4794"/>
    </style:style>
    <style:style style:name="P44" style:family="paragraph" style:parent-style-name="Standard">
      <style:paragraph-properties fo:line-height="150%" fo:text-align="justify" style:justify-single-word="false"/>
      <style:text-properties style:font-name="Times New Roman" officeooo:rsid="003e4794" officeooo:paragraph-rsid="0040a25c"/>
    </style:style>
    <style:style style:name="P45" style:family="paragraph" style:parent-style-name="Standard">
      <style:paragraph-properties fo:line-height="150%" fo:text-align="justify" style:justify-single-word="false"/>
      <style:text-properties style:font-name="Times New Roman" fo:font-style="italic" officeooo:rsid="003e4794" officeooo:paragraph-rsid="003e4794" style:font-style-asian="italic" style:font-style-complex="italic"/>
    </style:style>
    <style:style style:name="P46" style:family="paragraph" style:parent-style-name="Standard">
      <style:paragraph-properties fo:line-height="150%" fo:text-align="justify" style:justify-single-word="false"/>
      <style:text-properties style:font-name="Times New Roman" fo:font-style="italic" officeooo:rsid="001c44cf" officeooo:paragraph-rsid="0040a25c" style:font-style-asian="italic" style:font-style-complex="italic"/>
    </style:style>
    <style:style style:name="P47" style:family="paragraph" style:parent-style-name="Standard">
      <style:paragraph-properties fo:line-height="150%" fo:text-align="justify" style:justify-single-word="false"/>
      <style:text-properties style:font-name="Times New Roman" officeooo:rsid="0040a25c" officeooo:paragraph-rsid="0040a25c"/>
    </style:style>
    <style:style style:name="P48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40a25c" officeooo:paragraph-rsid="0040a25c" style:font-weight-asian="normal" style:font-weight-complex="normal"/>
    </style:style>
    <style:style style:name="P49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3d5bac" officeooo:paragraph-rsid="0019172d" style:font-weight-asian="normal" style:font-weight-complex="normal"/>
    </style:style>
    <style:style style:name="P50" style:family="paragraph" style:parent-style-name="Standard">
      <style:paragraph-properties fo:margin-top="0.101cm" fo:margin-bottom="0.101cm" loext:contextual-spacing="false" fo:line-height="150%" fo:text-align="end" style:justify-single-word="false"/>
      <style:text-properties officeooo:rsid="000ad3ea" officeooo:paragraph-rsid="0040a25c"/>
    </style:style>
    <style:style style:name="P51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0ad3ea" officeooo:paragraph-rsid="0040a25c"/>
    </style:style>
    <style:style style:name="P52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officeooo:rsid="0040a25c" officeooo:paragraph-rsid="0040a25c"/>
    </style:style>
    <style:style style:name="P53" style:family="paragraph" style:parent-style-name="Standard">
      <style:paragraph-properties fo:margin-top="0.101cm" fo:margin-bottom="0.101cm" loext:contextual-spacing="false" fo:line-height="150%" fo:text-align="center" style:justify-single-word="false"/>
      <style:text-properties fo:font-weight="bold" officeooo:rsid="0040a25c" officeooo:paragraph-rsid="0040a25c" style:font-weight-asian="bold" style:font-weight-complex="bold"/>
    </style:style>
    <style:style style:name="P54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Times New Roman" fo:font-weight="bold" officeooo:rsid="000ad3ea" officeooo:paragraph-rsid="004d0de6" style:font-weight-asian="bold" style:font-weight-complex="bold"/>
    </style:style>
    <style:style style:name="P55" style:family="paragraph" style:parent-style-name="Standard">
      <style:paragraph-properties fo:margin-top="0.101cm" fo:margin-bottom="0.101cm" loext:contextual-spacing="false" fo:line-height="150%" fo:text-align="start" style:justify-single-word="false"/>
      <style:text-properties style:font-name="Times New Roman" fo:font-weight="bold" officeooo:rsid="003d5bac" officeooo:paragraph-rsid="0040a25c" style:font-weight-asian="bold" style:font-weight-complex="bold"/>
    </style:style>
    <style:style style:name="P56" style:family="paragraph" style:parent-style-name="Standard">
      <style:paragraph-properties fo:line-height="150%" fo:text-align="justify" style:justify-single-word="false"/>
      <style:text-properties style:font-name="Times New Roman" officeooo:rsid="003a5044" officeooo:paragraph-rsid="004a8f4c"/>
    </style:style>
    <style:style style:name="P57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40a25c" officeooo:paragraph-rsid="003a5044" style:font-weight-asian="normal" style:font-weight-complex="normal"/>
    </style:style>
    <style:style style:name="P58" style:family="paragraph" style:parent-style-name="Standard">
      <style:paragraph-properties fo:line-height="150%" fo:text-align="justify" style:justify-single-word="false"/>
      <style:text-properties style:font-name="Times New Roman" fo:font-weight="normal" officeooo:rsid="0040a25c" officeooo:paragraph-rsid="0050e9e8" style:font-weight-asian="normal" style:font-weight-complex="normal"/>
    </style:style>
    <style:style style:name="P59" style:family="paragraph" style:parent-style-name="Standard">
      <style:paragraph-properties fo:line-height="150%" fo:text-align="justify" style:justify-single-word="false"/>
      <style:text-properties style:font-name="Times New Roman" fo:font-weight="bold" officeooo:rsid="0040a25c" officeooo:paragraph-rsid="003a5044" style:font-weight-asian="bold" style:font-weight-complex="bold"/>
    </style:style>
    <style:style style:name="T1" style:family="text">
      <style:text-properties officeooo:rsid="0040a25c"/>
    </style:style>
    <style:style style:name="T2" style:family="text">
      <style:text-properties officeooo:rsid="001a5cb6"/>
    </style:style>
    <style:style style:name="T3" style:family="text">
      <style:text-properties officeooo:rsid="001d4e3d"/>
    </style:style>
    <style:style style:name="T4" style:family="text">
      <style:text-properties officeooo:rsid="001ee467"/>
    </style:style>
    <style:style style:name="T5" style:family="text">
      <style:text-properties officeooo:rsid="001f250d"/>
    </style:style>
    <style:style style:name="T6" style:family="text">
      <style:text-properties officeooo:rsid="00203eb6"/>
    </style:style>
    <style:style style:name="T7" style:family="text">
      <style:text-properties officeooo:rsid="002197a3"/>
    </style:style>
    <style:style style:name="T8" style:family="text">
      <style:text-properties officeooo:rsid="0024bae0"/>
    </style:style>
    <style:style style:name="T9" style:family="text">
      <style:text-properties officeooo:rsid="0025a656"/>
    </style:style>
    <style:style style:name="T10" style:family="text">
      <style:text-properties officeooo:rsid="00277e91"/>
    </style:style>
    <style:style style:name="T11" style:family="text">
      <style:text-properties officeooo:rsid="002c2a52"/>
    </style:style>
    <style:style style:name="T12" style:family="text">
      <style:text-properties officeooo:rsid="0030eb2c"/>
    </style:style>
    <style:style style:name="T13" style:family="text">
      <style:text-properties officeooo:rsid="0031c256"/>
    </style:style>
    <style:style style:name="T14" style:family="text">
      <style:text-properties officeooo:rsid="00341235"/>
    </style:style>
    <style:style style:name="T15" style:family="text">
      <style:text-properties officeooo:rsid="0034a4a1"/>
    </style:style>
    <style:style style:name="T16" style:family="text">
      <style:text-properties officeooo:rsid="0034be4b"/>
    </style:style>
    <style:style style:name="T17" style:family="text">
      <style:text-properties officeooo:rsid="00366ea9"/>
    </style:style>
    <style:style style:name="T18" style:family="text">
      <style:text-properties officeooo:rsid="003942d1"/>
    </style:style>
    <style:style style:name="T19" style:family="text">
      <style:text-properties officeooo:rsid="003b42fb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3d5bac" style:font-weight-asian="bold" style:font-weight-complex="bold"/>
    </style:style>
    <style:style style:name="T22" style:family="text">
      <style:text-properties fo:font-weight="bold" officeooo:rsid="003b0d5b" style:font-weight-asian="bold" style:font-weight-complex="bold"/>
    </style:style>
    <style:style style:name="T23" style:family="text">
      <style:text-properties fo:font-weight="bold" officeooo:rsid="0040a25c" style:font-weight-asian="bold" style:font-weight-complex="bold"/>
    </style:style>
    <style:style style:name="T24" style:family="text">
      <style:text-properties fo:font-style="italic" style:font-style-asian="italic" style:font-style-complex="italic"/>
    </style:style>
    <style:style style:name="T25" style:family="text">
      <style:text-properties fo:font-style="italic" officeooo:rsid="003b42fb" style:font-style-asian="italic" style:font-style-complex="italic"/>
    </style:style>
    <style:style style:name="T26" style:family="text">
      <style:text-properties fo:font-style="italic" officeooo:rsid="003d5bac" style:font-style-asian="italic" style:font-style-complex="italic"/>
    </style:style>
    <style:style style:name="T27" style:family="text">
      <style:text-properties fo:font-style="italic" officeooo:rsid="003e4794" style:font-style-asian="italic" style:font-style-complex="italic"/>
    </style:style>
    <style:style style:name="T28" style:family="text">
      <style:text-properties fo:font-style="italic" officeooo:rsid="001f250d" style:font-style-asian="italic" style:font-style-complex="italic"/>
    </style:style>
    <style:style style:name="T29" style:family="text">
      <style:text-properties fo:font-style="italic" officeooo:rsid="001d4e3d" style:font-style-asian="italic" style:font-style-complex="italic"/>
    </style:style>
    <style:style style:name="T30" style:family="text">
      <style:text-properties fo:font-style="italic" officeooo:rsid="00203eb6" style:font-style-asian="italic" style:font-style-complex="italic"/>
    </style:style>
    <style:style style:name="T31" style:family="text">
      <style:text-properties fo:font-style="italic" officeooo:rsid="002197a3" style:font-style-asian="italic" style:font-style-complex="italic"/>
    </style:style>
    <style:style style:name="T32" style:family="text">
      <style:text-properties fo:font-style="italic" officeooo:rsid="001c44cf" style:font-style-asian="italic" style:font-style-complex="italic"/>
    </style:style>
    <style:style style:name="T33" style:family="text">
      <style:text-properties fo:font-style="italic" officeooo:rsid="0047ee5e" style:font-style-asian="italic" style:font-style-complex="italic"/>
    </style:style>
    <style:style style:name="T34" style:family="text">
      <style:text-properties fo:font-style="italic" officeooo:rsid="004c48b1" style:font-style-asian="italic" style:font-style-complex="italic"/>
    </style:style>
    <style:style style:name="T35" style:family="text">
      <style:text-properties officeooo:rsid="003e4794"/>
    </style:style>
    <style:style style:name="T36" style:family="text">
      <style:text-properties fo:font-style="normal" style:font-style-asian="normal" style:font-style-complex="normal"/>
    </style:style>
    <style:style style:name="T37" style:family="text">
      <style:text-properties fo:font-style="normal" officeooo:rsid="003e4794" style:font-style-asian="normal" style:font-style-complex="normal"/>
    </style:style>
    <style:style style:name="T38" style:family="text">
      <style:text-properties fo:font-style="normal" officeooo:rsid="003f4438" style:font-style-asian="normal" style:font-style-complex="normal"/>
    </style:style>
    <style:style style:name="T39" style:family="text">
      <style:text-properties fo:font-style="normal" officeooo:rsid="0047ee5e" style:font-style-asian="normal" style:font-style-complex="normal"/>
    </style:style>
    <style:style style:name="T40" style:family="text">
      <style:text-properties fo:font-style="normal" officeooo:rsid="0048d5ac" style:font-style-asian="normal" style:font-style-complex="normal"/>
    </style:style>
    <style:style style:name="T41" style:family="text">
      <style:text-properties fo:font-style="normal" officeooo:rsid="004c48b1" style:font-style-asian="normal" style:font-style-complex="normal"/>
    </style:style>
    <style:style style:name="T42" style:family="text">
      <style:text-properties fo:font-weight="normal" officeooo:rsid="0040a25c" style:font-weight-asian="normal" style:font-weight-complex="normal"/>
    </style:style>
    <style:style style:name="T43" style:family="text">
      <style:text-properties fo:font-weight="normal" officeooo:rsid="004d0de6" style:font-weight-asian="normal" style:font-weight-complex="normal"/>
    </style:style>
    <style:style style:name="T44" style:family="text">
      <style:text-properties officeooo:rsid="001c44cf"/>
    </style:style>
    <style:style style:name="T45" style:family="text">
      <style:text-properties officeooo:rsid="004674bc"/>
    </style:style>
    <style:style style:name="T46" style:family="text">
      <style:text-properties officeooo:rsid="0047ee5e"/>
    </style:style>
    <style:style style:name="T47" style:family="text">
      <style:text-properties officeooo:rsid="0048d5ac"/>
    </style:style>
    <style:style style:name="T48" style:family="text">
      <style:text-properties officeooo:rsid="004936d9"/>
    </style:style>
    <style:style style:name="T49" style:family="text">
      <style:text-properties officeooo:rsid="0049378a"/>
    </style:style>
    <style:style style:name="T50" style:family="text">
      <style:text-properties officeooo:rsid="004a8f4c"/>
    </style:style>
    <style:style style:name="T51" style:family="text">
      <style:text-properties officeooo:rsid="003d5bac"/>
    </style:style>
    <style:style style:name="T52" style:family="text">
      <style:text-properties officeooo:rsid="004d0de6"/>
    </style:style>
    <style:style style:name="T53" style:family="text">
      <style:text-properties officeooo:rsid="004dde55"/>
    </style:style>
    <style:style style:name="T54" style:family="text">
      <style:text-properties officeooo:rsid="0050e9e8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UMA APLICAÇÃO PARA GERAR AUTÔMATOS FINITOS, DETERMINÍSTICOS E MÍNIMOS</text:p>
      <text:p text:style-name="P50">Jefferson A. Coppini*, Jonathan T. Rauber*, Ricardo A. Müller*</text:p>
      <text:p text:style-name="P50"/>
      <text:p text:style-name="P51"><text:span text:style-name="T20"><text:tab/></text:span><text:span text:style-name="T22">1. </text:span><text:span text:style-name="T20">Resumo</text:span></text:p>
      <text:p text:style-name="P52"><text:tab/><text:span text:style-name="T46">A aplicação desenvolvida gera um autômato finito determinístico e mínimo a partir de uma entrada de um arquivo de texto, contendo tokens e/ou gramáticas regulares. Usando o paradigma de programação orientado à objetos, com a linguagem </text:span><text:span text:style-name="T33">python</text:span><text:span text:style-name="T39">, </text:span><text:span text:style-name="T41">foram modeladas</text:span><text:span text:style-name="T40"> classes para </text:span><text:span text:style-name="T41">estruturar o autômato, os estados, o alfabeto da linguagem e as transições. Após efetuar inicialmente a leitura do arquivo de entrada, é construído o autômato não determinístico. Este é determinizado na etapa subsequente, e, por último, passa por processo de minimização, gerando o AFD final que é exportado para arquivo de planilha eletrônica (extensão .</text:span><text:span text:style-name="T34">csv</text:span><text:span text:style-name="T41">).</text:span></text:p>
      <text:p text:style-name="P51"><text:span text:style-name="T20">Palavras-Chave:</text:span> Linguagens Formais, Autômatos Finitos, Análise <text:span text:style-name="T45">Léxica</text:span>.</text:p>
      <text:p text:style-name="P51"/>
      <text:p text:style-name="P55"><text:tab/>2. Introdução</text:p>
      <text:p text:style-name="P54"><text:span text:style-name="T51"><text:tab/></text:span><text:span text:style-name="T43">A minimização de um autômato, tem como principal valor, a eliminação de estados, de certa forma, desnecessários, pois elimina estados mortos, ou seja, estados que não são final e não possuam, por seu fecho transitivo, um estado final, causando assim, iterações infinitas no autômato, e estados inalcançáveis, ou seja, estados que não são alcançáveis através do fecho transitivo do estado inicial. Logo a minimização tende a, como o próprio nome apresenta, minimizar o autômato, eliminando os estados que se encontram nas características descritas acima. Para minimizar de forma correta o autômato, é preciso determiniza-lo, que realiza uma parte do processo de minimização, a eliminação de estados mortos. </text:span></text:p>
      <text:p text:style-name="P49"><text:tab/><text:span text:style-name="T52">Este trabalho busca reconhecer, determinizar e minimizar um conjunto de tokens de uma gramática regular qualquer, para tal, a linguagem de programação escolhida para implementação foi o Python 3, por sua facilidade na manipulação com listas e dicionários chave-valor dinâmicos. Além disso, possibilitou a criação de classes, as quais serviram como estruturas para os estados e transições </text:span><text:soft-page-break/><text:span text:style-name="T52">dos autômatos. Para auxiliar na impressão da determinização, o framework Prettytable, de python foi utilizado.</text:span></text:p>
      <text:p text:style-name="P49"/>
      <text:p text:style-name="P2"><text:span text:style-name="T21"><text:tab/></text:span><text:span text:style-name="T23">3. </text:span><text:span text:style-name="T21">Referencial Teórico</text:span></text:p>
      <text:p text:style-name="P2"><text:tab/>Para <text:span text:style-name="T42">[1]</text:span>, aut<text:span text:style-name="T19">ô</text:span>mato finito é um sistema de estados pré definidos e finitos, o qual constitu<text:span text:style-name="T52">i</text:span> um modelo computacional do tipo sequencial muito comum em linguagens formais, compiladores e em vários estudos da área da computação.</text:p>
      <text:p text:style-name="P3"><text:span text:style-name="T20"><text:tab/></text:span><text:span text:style-name="T42">Revisitando [1], define-se</text:span> que os autômatos podem ser de <text:span text:style-name="T2">três</text:span> tipos: </text:p>
      <text:p text:style-name="P3"><text:span text:style-name="T35"><text:tab/>→ o</text:span> determinístico, onde dado o estado corrente e um s<text:span text:style-name="T19">í</text:span>mbolo lido da produção na entrada, o sistema pode assumir apenas um único estado de transição; </text:p>
      <text:p text:style-name="P3"><text:span text:style-name="T35"><text:tab/>→ o</text:span> não determinístico, <text:span text:style-name="T35">que</text:span> dado também um estado corrente e um s<text:span text:style-name="T19">í</text:span>mbolo lido da produção, o sistema assume um estado, esteja ele presente a um conjunto de estados da gramática; </text:p>
      <text:p text:style-name="P43"><text:tab/>→ o com movimentos vazios, que para o estado corrente, independentemente de ter lido um símbolo da entrada, o sistema assume um estado pertencente a um conjunto de estados alternativos, ou seja, não deixa de ser um autômato não determinístico. </text:p>
      <text:p text:style-name="P44"><text:tab/>O último tipo de autômato é dito vazio se o sistema muda de estado sem uma correspondente leitura de um símbolo. Os movimentos vazios podem ser vistos como transições encapsuladas, forma muito semelhante a <text:s/>ideia do encapsulamento nas linguagens orientadas a objeto.</text:p>
      <text:p text:style-name="P46"/>
      <text:p text:style-name="P4"><text:span text:style-name="T32">Definição </text:span><text:span text:style-name="T26">1 </text:span><text:span text:style-name="T32">– Aut</text:span><text:span text:style-name="T25">ô</text:span><text:span text:style-name="T32">mato finito determinístico</text:span><text:span text:style-name="T44">: Um autômato finito não determinístico ou simplesmente autômato finito M é uma 5-upla ordenada:</text:span></text:p>
      <text:p text:style-name="P7"><text:span text:style-name="T24">M</text:span> = (<text:span text:style-name="T24">a</text:span>, <text:span text:style-name="T24">q</text:span>, <text:span text:style-name="T24">f</text:span>, <text:span text:style-name="T24">i</text:span>, <text:span text:style-name="T24">F</text:span>)</text:p>
      <text:p text:style-name="P42"><text:tab/>onde:</text:p>
      <text:p text:style-name="P8"><text:tab/><text:span text:style-name="T24">a</text:span> → É um alfabeto de <text:span text:style-name="T5">símbolos</text:span> de entrada, ou simplesmente alfabeto de entrada;</text:p>
      <text:p text:style-name="P9"><text:tab/><text:span text:style-name="T24">q</text:span> → É um conjunto de estados possíveis do aut<text:span text:style-name="T19">ô</text:span>mato o qual é finito;</text:p>
      <text:p text:style-name="P11"><text:tab/><text:span text:style-name="T24">f</text:span> → É uma função programa ou simplesmente programa, ou ainda função de transição </text:p>
      <text:p text:style-name="P13"><text:span text:style-name="T24">f</text:span>: <text:span text:style-name="T24">q</text:span> x <text:span text:style-name="T24">a</text:span> → <text:span text:style-name="T24">q</text:span></text:p>
      <text:p text:style-name="P5"><text:s text:c="7"/><text:tab/><text:tab/><text:span text:style-name="T3">a qual é uma função parcial. Supondo que a função programa é definida para um estado <text:tab/></text:span><text:span text:style-name="T29">p</text:span><text:span text:style-name="T3"> e um símbolo </text:span><text:span text:style-name="T29">a</text:span><text:span text:style-name="T3">, resultando no estado </text:span><text:span text:style-name="T29">q</text:span><text:span text:style-name="T3">, então:</text:span></text:p>
      <text:p text:style-name="P13"><text:span text:style-name="T24">f</text:span>(<text:span text:style-name="T24">p</text:span>, <text:span text:style-name="T24">a</text:span>) = <text:span text:style-name="T24">q</text:span></text:p>
      <text:p text:style-name="P11"><text:s text:c="7"/><text:tab/><text:tab/><text:span text:style-name="T4">é uma transição do autômato;</text:span></text:p>
      <text:p text:style-name="P11"><text:tab/><text:span text:style-name="T24">i</text:span> → É um elemento distinguido de <text:span text:style-name="T28">q</text:span>, denominado estado inicial;</text:p>
      <text:p text:style-name="P17"><text:tab/><text:span text:style-name="T24">F</text:span> → É um subconjunto de <text:span text:style-name="T24">q</text:span>, denominado conjunto de estados finais;</text:p>
      <text:p text:style-name="P15"/>
      <text:p text:style-name="P16"><text:soft-page-break/><text:span text:style-name="T24">Definição </text:span><text:span text:style-name="T26">2 </text:span><text:span text:style-name="T24">– Aut</text:span><text:span text:style-name="T25">ô</text:span><text:span text:style-name="T24">mato finito não determinístico</text:span>: Um aut<text:span text:style-name="T19">ô</text:span>mato finito não determinístico M é uma 5-upla ordenada:</text:p>
      <text:p text:style-name="P18"><text:span text:style-name="T24">M </text:span>= (<text:span text:style-name="T24">a</text:span>, <text:span text:style-name="T24">q</text:span>, <text:span text:style-name="T24">f</text:span>, <text:span text:style-name="T24">i</text:span>, <text:span text:style-name="T24">F</text:span>)</text:p>
      <text:p text:style-name="P17"><text:tab/>onde:</text:p>
      <text:p text:style-name="P10"><text:span text:style-name="T24"><text:tab/>a</text:span> → É um alfabeto de <text:span text:style-name="T5">símbolos</text:span> de entrada, ou simplesmente alfabeto de entrada;</text:p>
      <text:p text:style-name="P10"><text:span text:style-name="T24"><text:tab/>q</text:span> → É um conjunto de estados possíveis do aut<text:span text:style-name="T19">ô</text:span>mato o qual é finito;</text:p>
      <text:p text:style-name="P12"><text:span text:style-name="T24"><text:tab/>f </text:span>→ É uma função programa ou simplesmente programa, ou ainda função de transição:</text:p>
      <text:p text:style-name="P14"><text:span text:style-name="T24">f</text:span>: <text:span text:style-name="T24">q</text:span> x <text:span text:style-name="T24">a</text:span> → 2^<text:span text:style-name="T24">q</text:span></text:p>
      <text:p text:style-name="P6"><text:tab/> <text:s text:c="6"/><text:span text:style-name="T3">a qual é uma função total. assim para um estado p e um símbolo a:</text:span></text:p>
      <text:p text:style-name="P14"><text:span text:style-name="T24">f</text:span>(<text:span text:style-name="T24">p</text:span>, <text:span text:style-name="T24">a</text:span>) = <text:span text:style-name="T5">{</text:span><text:span text:style-name="T28">q</text:span><text:span text:style-name="T5">1, </text:span><text:span text:style-name="T28">q</text:span><text:span text:style-name="T5">2,..., </text:span><text:span text:style-name="T28">q</text:span><text:span text:style-name="T5">n}</text:span></text:p>
      <text:p text:style-name="P12"><text:tab/> <text:s text:c="5"/><text:span text:style-name="T4">é uma transição do autômato;</text:span></text:p>
      <text:p text:style-name="P12"><text:span text:style-name="T24"><text:tab/>i</text:span> → É um elemento distinguido de <text:span text:style-name="T28">q</text:span>, denominado estado inicial;</text:p>
      <text:p text:style-name="P17"><text:span text:style-name="T24"><text:tab/>F</text:span> → É um subconjunto de <text:span text:style-name="T24">q</text:span>, denominado conjunto de estados finais.</text:p>
      <text:p text:style-name="P2"/>
      <text:p text:style-name="P19"><text:span text:style-name="T24">Definição </text:span><text:span text:style-name="T27">3 </text:span><text:span text:style-name="T24">– Gramáticas lineares:</text:span> Seja <text:span text:style-name="T24">G</text:span> = (<text:span text:style-name="T24">V</text:span>, <text:span text:style-name="T24">T</text:span>, <text:span text:style-name="T24">P</text:span>, <text:span text:style-name="T24">S</text:span>) uma gram<text:span text:style-name="T35">á</text:span>tica. Sejam <text:span text:style-name="T24">A</text:span> e <text:span text:style-name="T24">B</text:span> elementos de <text:span text:style-name="T24">V</text:span> e <text:span text:style-name="T27">w</text:span> uma palavra de <text:span text:style-name="T24">T</text:span>*. Então <text:span text:style-name="T30">G</text:span><text:span text:style-name="T6"> é uma gramática linear se todas as suas produções encontram-se em uma e em somente uma das seguintes formas:</text:span></text:p>
      <text:p text:style-name="P20"><text:tab/><text:span text:style-name="T37">a) </text:span>Gramática linear a direita. Todas as suas regras <text:span text:style-name="T7">de produção </text:span>são da forma :</text:p>
      <text:p text:style-name="P24"><text:span text:style-name="T24">A</text:span> → <text:span text:style-name="T24">wB</text:span> ou <text:span text:style-name="T24">A</text:span> → <text:span text:style-name="T24">w</text:span></text:p>
      <text:p text:style-name="P21"><text:tab/>b<text:span text:style-name="T35">) </text:span>Gramática linear a esquerda. Todas as suas regras <text:span text:style-name="T7">de produção</text:span> são da forma :</text:p>
      <text:p text:style-name="P25"><text:span text:style-name="T24">A</text:span> → <text:span text:style-name="T24">B</text:span><text:span text:style-name="T31">w</text:span> ou <text:span text:style-name="T24">A</text:span> → <text:span text:style-name="T24">w</text:span></text:p>
      <text:p text:style-name="P22"><text:span text:style-name="T7"><text:tab/>c)</text:span> Gr<text:span text:style-name="T9">a</text:span>m<text:span text:style-name="T9">á</text:span>tica linear <text:span text:style-name="T7">unitária </text:span>a <text:span text:style-name="T7">direita</text:span>. Todas as suas regras <text:span text:style-name="T8">de produção são como na gramática <text:tab/>linear a direita e, adicionalmente</text:span> :</text:p>
      <text:p text:style-name="P29"><text:span text:style-name="T24">|w|</text:span> &lt;= 1</text:p>
      <text:p text:style-name="P23"><text:span text:style-name="T10"><text:tab/>d) </text:span>Gr<text:span text:style-name="T9">a</text:span>m<text:span text:style-name="T9">á</text:span>tica linear <text:span text:style-name="T7">unitária </text:span>a <text:span text:style-name="T10">esquerda</text:span>. Todas as suas regras <text:span text:style-name="T8">de produção são como na <text:tab/>gramática linear a esquerda e, adicionalmente</text:span> :</text:p>
      <text:p text:style-name="P30">|<text:span text:style-name="T24">w</text:span>| &lt;= 1</text:p>
      <text:p text:style-name="P28"/>
      <text:p text:style-name="P31"><text:span text:style-name="T24">Definição </text:span><text:span text:style-name="T27">4 </text:span><text:span text:style-name="T24">– Gramática Regular</text:span>: Uma gramática é dita regular, eventualmente abreviada por <text:span text:style-name="T24">GR</text:span>, se G é uma gramática linear.</text:p>
      <text:p text:style-name="P31"/>
      <text:p text:style-name="P26"><text:tab/><text:span text:style-name="T35">Minimização de autômatos</text:span></text:p>
      <text:p text:style-name="P32"><text:span text:style-name="T35"><text:tab/>De acordo com </text:span><text:span text:style-name="T20">MENEZES,</text:span> dado um aut<text:span text:style-name="T19">ô</text:span>mato finito determinístico, o objetivo da minimização é gerar o aut<text:span text:style-name="T19">ô</text:span>mato finito equivalente com o menor n<text:span text:style-name="T35">ú</text:span>mero de estados possível, denotado aut<text:span text:style-name="T19">ô</text:span>mato determinístico mínimo. <text:span text:style-name="T35">Para tanto, são eliminados os estados </text:span><text:span text:style-name="T27">inalcançáveis</text:span><text:span text:style-name="T37"> e os </text:span><text:span text:style-name="T27">mortos.</text:span></text:p>
      <text:p text:style-name="P45"><text:soft-page-break/>Definição 5 – Estados inalcançáveis: <text:span text:style-name="T36">Um estado de um AFD é dito inalcançável se ele for impossível de se alcançar a partir do estado inicial do AFD, para qualquer cadeia de entrada.</text:span></text:p>
      <text:p text:style-name="P45">Definição 6 – Estados mortos: <text:span text:style-name="T38">Um estado de um AFD é dito morto se ele não for final e a partir do fecho transitivo dele não é possível alcançar um estado final.</text:span></text:p>
      <text:p text:style-name="P27"><text:tab/>Pré requisitos do algoritmo de minimização</text:p>
      <text:p text:style-name="P33">→ Deve ser determinístico;</text:p>
      <text:p text:style-name="P33">→ Todos os estados do aut<text:span text:style-name="T19">ô</text:span>mato devem ser estados alcançáveis a parir do estado inicial. Ou seja não <text:s text:c="2"/>pode ter estados inacessíveis;</text:p>
      <text:p text:style-name="P33">→ A função do programa deve ser total(a partir de qualquer estado, são previstas transições para todos os <text:span text:style-name="T11">símbolos</text:span> do alfabeto)</text:p>
      <text:p text:style-name="P33"/>
      <text:p text:style-name="P34"><text:span text:style-name="T23"><text:tab/>4. </text:span><text:span text:style-name="T20">Desenvolvimento</text:span></text:p>
      <text:p text:style-name="P36"><text:tab/>Dado todos os conceitos, a partir de agora se mostrará o desenvolvimento do trabalho em torno do objetivo de gerar um autômato finito minimizado, a partir de uma lista de tokens e gramáticas regulares.</text:p>
      <text:p text:style-name="P35"><text:span text:style-name="T1"><text:tab/></text:span><text:span text:style-name="T23">4.1 Entrada </text:span></text:p>
      <text:p text:style-name="P37"><text:tab/>A entrada é composta por um arquivo <text:span text:style-name="T24">.txt</text:span>. Em cada linha deste arquivo está um token da linguagem ou uma regra de uma determinada gramática. Não há restrições quanto ao número de tokens ou gramáticas.</text:p>
      <text:p text:style-name="P37"><text:tab/>Existem algumas restrições em relação a organização das gramáticas <text:span text:style-name="T12">no arquivo de entrada</text:span>:</text:p>
      <text:p text:style-name="P37">→ O primeiro estado declarado de cada gramática deve ser o inicial;</text:p>
      <text:p text:style-name="P37">→ O estado inicial deve ter como r<text:span text:style-name="T1">ó</text:span>tulo “S”;</text:p>
      <text:p text:style-name="P37">→ Estados que não são iniciais não podem ser rotulados com o caractere “S”;</text:p>
      <text:p text:style-name="P37">→<text:span text:style-name="T13"> As produções devem ser separadas pelo caractere “|”.</text:span></text:p>
      <text:p text:style-name="P38"><text:span text:style-name="T20"><text:tab/></text:span><text:span text:style-name="T23">4.2 </text:span><text:span text:style-name="T20">Leitura e armazenamento no AFND</text:span></text:p>
      <text:p text:style-name="P38"><text:tab/>A leitura no arquivo de entrada é feit<text:span text:style-name="T47">a</text:span> pegando-se linha a linha. O <text:span text:style-name="T47">caractere</text:span> inicial dessa linha é verificado, <text:span text:style-name="T47">e </text:span>caso ele seja <text:span text:style-name="T47">o caractere </text:span>‘&lt;’, o sistema interpreta-<text:span text:style-name="T48">a</text:span> como <text:span text:style-name="T48">uma </text:span>gramática, caso contrário como token.</text:p>
      <text:p text:style-name="P38"><text:tab/> Caso a linha seja interpretad<text:span text:style-name="T48">a</text:span> como token a inserção dos estados é sequencial, <text:span text:style-name="T48">na qual </text:span>considera-se o primeiro caractere da linha como estado inicial, e para os demais são criados estados para transição, até chegar no caractere de quebra de linha, assim criando um estado final onde será <text:soft-page-break/>reconhecido o token. <text:span text:style-name="T48">A estratégia de rotulação destes estados é a utilização de um contador, ou seja, os estados serão gerados com um rótulo inteiro.</text:span></text:p>
      <text:p text:style-name="P38"><text:tab/>Na gramática, assim como nos tokens, o estado inicial “S” é <text:span text:style-name="T48">a</text:span> única regra onde não <text:span text:style-name="T48">se faz</text:span> necessári<text:span text:style-name="T48">a</text:span> a criação de um novo estado. Para os demais é feito um reconhecimento sobre as produções da regra corrente. Se a produção for composta por um terminal apenas, é criado um estado de aceitação <text:span text:style-name="T48">(ou reconhecimento da cadeia)</text:span>, se a gramática for composta por um terminal <text:span text:style-name="T49">seguido d</text:span>e um <text:span text:style-name="T14">não terminal, é verificado se o não terminal já ocorreu na mesma gramática, se sim será criada apenas a transição, caso contrário será criado um novo estado para esse não terminal.</text:span></text:p>
      <text:p text:style-name="P38"><text:tab/><text:span text:style-name="T15">Após a leitura encerrada estará construído o autômato não determinístico desse conjunto de tokens e gramáticas.</text:span></text:p>
      <text:p text:style-name="P39"><text:span text:style-name="T20"><text:tab/></text:span><text:span text:style-name="T23">4.3 </text:span><text:span text:style-name="T20">Determinização</text:span></text:p>
      <text:p text:style-name="P39"><text:tab/>Dado o aut<text:span text:style-name="T19">ô</text:span>mato não <text:span text:style-name="T18">determinístico resultado do processo anterior</text:span>, o próximo passo é determiniz<text:span text:style-name="T1">á</text:span>-lo para estar <text:span text:style-name="T50">de acordo</text:span> <text:span text:style-name="T50">c</text:span>o<text:span text:style-name="T50">m o</text:span> processo de minimização.</text:p>
      <text:p text:style-name="P40"><text:tab/>O processo de<text:tab/>determi<text:span text:style-name="T17">ni</text:span>zação funciona da se<text:span text:style-name="T17">g</text:span>uinte forma. Primeiro cria-se uma fila, <text:span text:style-name="T50">que</text:span> armazena os estados que devem ser criados para o aut<text:span text:style-name="T19">ô</text:span>mato <text:span text:style-name="T17">determinístico.</text:span> <text:span text:style-name="T16">Logo depois, adiciona o estado inicial do AFND à fila, pois é a partir do estado inicial que o AFD será construído. Depois disso começa o processo de iteração, que executará enquanto a fila não estiver vazia. Nele são criados os estados restantes do AFD, comparando as transições de cada estado do AFND pelo símbolos do alfabeto. Ao fim de cada iteração o estado é criado e o elemento da fila sai, até a fila estiver vazia.</text:span></text:p>
      <text:p text:style-name="P40"><text:tab/><text:span text:style-name="T50">Vale ressaltar que nos casos em que há não determinismo, as transições serão listas de estado. No AFD, essa lista de estados será considerado um estado só, e suas transições será a união das transições de cada um dos estados da lista. Tendo inserido este “estado de estados” no AFD, já é gerado um rótulo numérico para ele, também através de um contador.</text:span></text:p>
      <text:p text:style-name="P56"><text:tab/>O processo de determinização pode ser considerado uma parte do processo de minimização, pois pelo fato de o autômato ser construído a partir do estado inicial, significa que todos os estados criados no AFD são alcançáveis pelo estado inicial, sendo assim desnecessária o processo de exclusão de estados inalcançáveis.</text:p>
      <text:p text:style-name="P41"><text:tab/><text:span text:style-name="T23">4.4 </text:span><text:span text:style-name="T20">Minimização</text:span></text:p>
      <text:p text:style-name="P41"><text:tab/><text:span text:style-name="T1">A</text:span> minimização <text:span text:style-name="T1">ocorre </text:span>em duas etapas:</text:p>
      <text:p text:style-name="P41">→ <text:s/>A primeira é a construção de um vetor de estados alcançáveis para cada um dos estados do AFD. Esse vetor possui todos os estados que cada estado em questão pode chegar. </text:p>
      <text:p text:style-name="P41"><text:soft-page-break/>→ <text:span text:style-name="T1">Na</text:span> segunda parte <text:span text:style-name="T1">faz-</text:span>se entender o uso desse vetor, pois <text:span text:style-name="T1">trata-se</text:span> <text:span text:style-name="T1">d</text:span>a eliminação d<text:span text:style-name="T1">os</text:span> estados mortos <text:span text:style-name="T1">(definição 6)</text:span>. <text:s/>O processo <text:span text:style-name="T1">realizado</text:span> <text:span text:style-name="T1">consiste em</text:span> verificar se cada um dos estados contidos no vetor de <text:span text:style-name="T19">alcançáveis</text:span> é final, <text:span text:style-name="T1">e </text:span>se algum deles for estado final significa que o estado não é morto. <text:span text:style-name="T1">Caso </text:span>não encontre nenhum estado final no seu vetor de alcançáveis, o estado é removido, juntamente com todas as produções que possuem o estado removido.</text:p>
      <text:p text:style-name="P41"><text:tab/>Após esse processo o aut<text:span text:style-name="T19">ô</text:span>mato estará minimizado <text:span text:style-name="T50">e a aplicação exibirá na tela, em forma de tabela, o autômato finito determinístico e mínimo resultante.</text:span></text:p>
      <text:p text:style-name="P41"/>
      <text:p text:style-name="P59"><text:tab/>5. Conclusão</text:p>
      <text:p text:style-name="P58"><text:tab/><text:span text:style-name="T54">Com a utilização de linguagens que facilitem a manipulação de dados e listas, este programa faz o reconhecimento de tokens, gramáticas e produções a partir de uma linguagem regular inserida. </text:span></text:p>
      <text:p text:style-name="P58"><text:span text:style-name="T53"><text:tab/>Apesar de precisar obedecer algumas regras na linguagem a ser inserida, o trabalho reconhece a linguagem regular, gera o autômato não-determinístico, realiza a determinização e minimização como o esperado. O projeto é apenas uma pequena parte de um real reconhecimento léxico, mas a parte que ele se propôs, pode ser usada futuramente para um reconhecedor léxico completo.</text:span></text:p>
      <text:p text:style-name="P57"><text:tab/></text:p>
      <text:p text:style-name="P47"><text:span text:style-name="T23"><text:tab/>6. </text:span><text:span text:style-name="T20">Referencial bibliográfico</text:span></text:p>
      <text:p text:style-name="P48">[1]<text:tab/>MENEZES, Paulo Blauth. <text:span text:style-name="T20">Linguagens Formais e Autômatos.</text:span> 3. ed. Porto Alegre: Bookman, 2011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officeooo:rsid="0040a25c" officeooo:paragraph-rsid="0040a25c"/>
    </style:style>
    <style:style style:name="MT1" style:family="text">
      <style:text-properties officeooo:rsid="0040a25c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</office:automatic-styles>
  <office:master-styles>
    <style:master-page style:name="Standard" style:page-layout-name="Mpm1">
      <style:footer>
        <text:p text:style-name="Footer"/>
      </style:footer>
      <style:footer-first>
        <text:p text:style-name="Footer">* <text:span text:style-name="MT1">Acadêmicos do curso de Ciência da Computação da Universidade Federal da Fronteira Sul</text:span></text:p>
        <text:p text:style-name="MP1">{jeffecoppini1, jon.rauber, ricardoam0908} @ gmail.com</text:p>
      </style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19:14:59.471194018</meta:creation-date>
    <dc:date>2017-07-21T20:10:05.907000000</dc:date>
    <meta:editing-duration>P1DT5H5M52S</meta:editing-duration>
    <meta:editing-cycles>36</meta:editing-cycles>
    <meta:generator>LibreOffice/5.0.2.2$Windows_x86 LibreOffice_project/37b43f919e4de5eeaca9b9755ed688758a8251fe</meta:generator>
    <meta:document-statistic meta:table-count="0" meta:image-count="0" meta:object-count="0" meta:page-count="6" meta:paragraph-count="89" meta:word-count="1928" meta:character-count="11620" meta:non-whitespace-character-count="9669"/>
  </office:meta>
</office:document-meta>
</file>